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Take-Off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limbing and Slipping</text:p>
              </text:list-item>
              <text:list-item>
                <text:p>Definition and Motivation</text:p>
              </text:list-item>
              <text:list-item>
                <text:p><text:span text:style-name="T2">Take-Off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limbing and Slipping</text:p>
          </draw:text-box>
        </draw:frame>
        <draw:frame presentation:style-name="pr2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3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3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Take-Off Performance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Density (Altitude, Pressure, Temperature)</text:p>
              </text:list-item>
              <text:list-item>
                <text:p>Surface (Hard, Soft, Rough)</text:p>
              </text:list-item>
              <text:list-item>
                <text:p>Wind / Turbulence (Head-/Tailwind, Gusts, Windshear)</text:p>
              </text:list-item>
              <text:list-item>
                <text:p>Contamination (Wet, Dry, Slush, Snow, Ice) – Surface and Aerofoil</text:p>
              </text:list-item>
              <text:list-item>
                <text:p>Weight and Bal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Normal Take-Off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5.81cm" svg:x="1.399cm" svg:y="12.714cm" presentation:class="outline">
          <draw:text-box>
            <text:list text:style-name="L2">
              <text:list-item>
                <text:p>Criteria, Procedure, Performance Tables</text:p>
              </text:list-item>
              <text:list-item>
                <text:p>Vy</text:p>
              </text:list-item>
              <text:list-item>
                <text:p>Abort Criteria, Decision Point, Brief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Crosswind Take-Off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5.81cm" svg:x="1.399cm" svg:y="12.714cm" presentation:class="outline">
          <draw:text-box>
            <text:list text:style-name="L2">
              <text:list-item>
                <text:p>Criteria, Procedure, Performance Tables</text:p>
              </text:list-item>
              <text:list-item>
                <text:p>Limitations, Vmxwc</text:p>
              </text:list-item>
              <text:list-item>
                <text:p>Gusts and Windshe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Short-Field Take-Off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5.81cm" svg:x="1.399cm" svg:y="12.714cm" presentation:class="outline">
          <draw:text-box>
            <text:list text:style-name="L2">
              <text:list-item>
                <text:p>Criteria, Procedure, Performance Tables</text:p>
              </text:list-item>
              <text:list-item>
                <text:p>Obstacles</text:p>
              </text:list-item>
              <text:list-item>
                <text:p>V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Soft-Field Take-Off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5.81cm" svg:x="1.399cm" svg:y="12.714cm" presentation:class="outline">
          <draw:text-box>
            <text:list text:style-name="L2">
              <text:list-item>
                <text:p>Criteria, Procedure, Performance Tables</text:p>
              </text:list-item>
              <text:list-item>
                <text:p>Surface, Contamination</text:p>
              </text:list-item>
              <text:list-item>
                <text:p>Ground Eff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High-Altitude Operations</text:p>
          </draw:text-box>
        </draw:frame>
        <draw:frame presentation:style-name="pr7" draw:layer="layout" svg:width="12.293cm" svg:height="5.81cm" svg:x="1.399cm" svg:y="6.351cm" presentation:class="outline" presentation:placeholder="true">
          <draw:text-box/>
        </draw:frame>
        <draw:frame presentation:style-name="pr7" draw:layer="layout" svg:width="12.293cm" svg:height="5.81cm" svg:x="14.308cm" svg:y="6.351cm" presentation:class="outline" presentation:placeholder="true">
          <draw:text-box/>
        </draw:frame>
        <draw:frame presentation:style-name="pr7" draw:layer="layout" svg:width="25.191cm" svg:height="5.81cm" svg:x="1.399cm" svg:y="12.714cm" presentation:class="outline">
          <draw:text-box>
            <text:list text:style-name="L2">
              <text:list-item>
                <text:p>Density Altitu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2.54cm" presentation:class="title">
          <draw:text-box>
            <text:p>Take-Off (Ex. 16, LP. ?)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3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17T16:07:10.936749276</dc:date>
    <meta:editing-duration>P2DT22H5M56S</meta:editing-duration>
    <meta:editing-cycles>904</meta:editing-cycles>
    <meta:generator>LibreOffice/4.2.7.2$Linux_x86 LibreOffice_project/420m0$Build-2</meta:generator>
    <meta:document-statistic meta:object-count="90"/>
  </office:meta>
</office:document-meta>
</file>